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.1866in" style:auto-text-indent="false" style:page-number="auto" fo:background-color="transparent"/>
      <style:text-properties officeooo:rsid="0015c2bf" officeooo:paragraph-rsid="0015c2bf"/>
    </style:style>
    <style:style style:name="P2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officeooo:rsid="0015c2bf" officeooo:paragraph-rsid="0015c2bf"/>
    </style:style>
    <style:style style:name="P3" style:family="paragraph" style:parent-style-name="Standard">
      <loext:graphic-properties draw:fill="none"/>
      <style:paragraph-properties fo:margin-left="0in" fo:margin-right="0in" fo:text-indent="0.1866in" style:auto-text-indent="false" fo:background-color="transparent"/>
      <style:text-properties officeooo:rsid="00162d33" officeooo:paragraph-rsid="00162d33"/>
    </style:style>
    <style:style style:name="T1" style:family="text">
      <style:text-properties officeooo:rsid="00162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liot Chandler (Wallace)</text:p>
      <text:p text:style-name="P2">COS301: <text:span text:style-name="T1">Programming Languages — Semester Project, part 1</text:span></text:p>
      <text:p text:style-name="P3">2017 Sept. 3</text:p>
      <text:p text:style-name="P3"/>
      <text:p text:style-name="P3">My first choice of language is Perl 6.</text:p>
      <text:p text:style-name="P3">My second choice of language is COBOL.</text:p>
      <text:p text:style-name="P3"/>
      <text:p text:style-name="P3">Perl 6 is my first choice of language for two main reasons. First, Perl 6 has strong built-in support for implementing other languages, and I would like to learn to use this: I would like to implement a document format that I have been creating, and I think that knowing Perl 6 could help me with that. Second, Perl 6 has a number of features that I have heard about (and seem to have a lot of "buzz" and many popular applications), but don't have any significant understanding of the use of, or experience with: multiple dispatch, promises, asynchronous I/O, polymorphism, functional programming, introspection, generic programming, meta-object programming, and macros. That's certainly a lot of things to learn, so I'd pick a couple of areas to focus on.</text:p>
      <text:p text:style-name="P3"/>
      <text:p text:style-name="P3">My second language choice is COBOL, because it has a long history of being very capable for data processing work and file handling, and a lot of businesses seem to use it successfully. Because of that history of success with it, I think that it would be good to have experience with. (While C and Java have similar histories of successful use, I do not propose studying them as I have used them briefly.) I am also interested in learning about it because of how different it is from the languages I have experience using (as a file-processing language — Perl 6 is also quite different, because of its capacity for functional programming).</text:p>
      <text:p text:style-name="P3"/>
      <text:p text:style-name="P3">For reference, the languages with which I have the most confidence and experience in are, in roughly descending order:</text:p>
      <text:p text:style-name="P3"><text:s text:c="2"/>* Bash (along with PHP, which is a reasonably close second, I have by far the most confidence and experience in Bash)</text:p>
      <text:p text:style-name="P3"><text:s text:c="2"/>* PHP 5 (I used it a lot until I switched to writing most things in Bash)</text:p>
      <text:p text:style-name="P3"><text:s text:c="2"/>* C (don't have a lot of experience with it, only having written small patches, but I've appreciated the readability of it in what I've done with it)</text:p>
      <text:p text:style-name="P3"><text:s text:c="2"/>* Python (All the apps I wrote in Python that I still use I have since re-written in Bash, and found it much more appropriate for them)</text:p>
      <text:p text:style-name="P3"><text:s text:c="2"/>* Java (I don't really get it)</text:p>
      <text:p text:style-name="P3"><text:s text:c="2"/>* Perl (used it for one tiny project about eight years ago, but don't remember anything about it really)</text:p>
      <text:p text:style-name="P3"><text:s text:c="2"/>* C++ (poked around briefly trying to patch a couple of apps in i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3T22:21:41.925378976</meta:creation-date>
    <dc:date>2017-09-03T22:24:01.168734509</dc:date>
    <meta:editing-duration>PT2M19S</meta:editing-duration>
    <meta:editing-cycles>2</meta:editing-cycles>
    <meta:generator>LibreOffice/5.2.3.3$Linux_X86_64 LibreOffice_project/20m0$Build-3</meta:generator>
    <meta:document-statistic meta:table-count="0" meta:image-count="0" meta:object-count="0" meta:page-count="1" meta:paragraph-count="15" meta:word-count="421" meta:character-count="2370" meta:non-whitespace-character-count="1948"/>
  </office:meta>
</office:document-meta>
</file>